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Helvetica Neue" svg:font-family="'Helvetica Neue', Helvetica, Arial, sans-serif"/>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3" style:family="paragraph" style:parent-style-name="Normal">
      <style:paragraph-properties fo:margin-top="0cm" fo:margin-bottom="0.353cm" fo:line-height="115%" fo:text-align="start" style:justify-single-word="false"/>
      <style:text-properties style:use-window-font-color="true" style:font-name="Calibri1" fo:font-size="11pt" fo:language="en" fo:country="US" fo:font-weight="normal" fo:background-color="transparent" style:font-name-asian="Calibri1" style:font-name-complex="Calibri1"/>
    </style:style>
    <style:style style:name="P4" style:family="paragraph" style:parent-style-name="Text_20_body">
      <style:paragraph-properties fo:margin-left="0cm" fo:margin-right="0cm" fo:margin-top="0cm" fo:margin-bottom="0.265cm" style:line-height-at-least="0.529cm" fo:text-align="start" style:justify-single-word="false" fo:widows="1" fo:text-indent="0cm" style:auto-text-indent="false"/>
      <style:text-properties fo:font-variant="normal" fo:text-transform="none" fo:color="#333333" style:font-name="Helvetica Neue" fo:font-size="10.5pt" fo:letter-spacing="normal" fo:font-style="normal" fo:font-weight="normal" fo:background-color="transparent" style:font-name-asian="Calibri1" style:font-style-asian="normal" style:font-weight-asian="normal" style:font-name-complex="Calibri1" style:font-style-complex="normal" style:font-weight-complex="normal"/>
    </style:style>
    <style:style style:name="P5"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6"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7"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weight-asian="bold" style:font-weight-complex="bold"/>
    </style:style>
    <style:style style:name="P8"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style-asian="normal" style:font-weight-asian="bold" style:font-style-complex="normal" style:font-weight-complex="bold"/>
    </style:style>
    <style:style style:name="P9"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italic" fo:font-weight="normal" style:font-style-asian="italic" style:font-weight-asian="normal" style:font-style-complex="italic" style:font-weight-complex="normal"/>
    </style:style>
    <style:style style:name="P10" style:family="paragraph" style:parent-style-name="Normal">
      <style:text-properties fo:language="en" fo:country="US"/>
    </style:style>
    <style:style style:name="P11"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Normal" style:master-page-name="MP0">
      <style:paragraph-properties style:page-number="auto" fo:break-before="page"/>
      <style:text-properties fo:language="en" fo:country="US"/>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Event timeline Chapter 1.</text:p>
      <text:p text:style-name="P10">prologue <text:s/>x</text:p>
      <text:p text:style-name="P10">Briefing <text:s/>(Game over 1 ) x</text:p>
      <text:p text:style-name="P10">Harsch or lenient. x</text:p>
      <text:p text:style-name="P10">Cadet intro x</text:p>
      <text:p text:style-name="P10">Religious event 1 x</text:p>
      <text:p text:style-name="P10">Ship and crew morale status <text:s text:c="2"/>--- Add</text:p>
      <text:p text:style-name="P10">Raptorians – Card game <text:s text:c="2"/>Forbid or not. <text:s/>x</text:p>
      <text:p text:style-name="P10">Damaged ship and Merchants daughter <text:s/>(Game over 2) x</text:p>
      <text:p text:style-name="P10">Storm and injury <text:s/>x</text:p>
      <text:p text:style-name="P10">The gryph Ship <text:s/>--- add</text:p>
      <text:p text:style-name="P10">Ship and crew morale status <text:s text:c="2"/>--- Add</text:p>
      <text:p text:style-name="P10"/>
      <text:p text:style-name="P10">Card game “Flock” <text:s text:c="2"/>( Game over 3)</text:p>
      <text:p text:style-name="P10">(Raptorian mutiny on the card racket)</text:p>
      <text:p text:style-name="P10">Sea-wolves x</text:p>
      <text:p text:style-name="P10">Religious event 2 x </text:p>
      <text:p text:style-name="P10">Sea of fangs </text:p>
      <text:p text:style-name="P10">Ship and crew morale status <text:s text:c="2"/>--- Add</text:p>
      <text:p text:style-name="P10">Raptorian scuffle x</text:p>
      <text:p text:style-name="P10">Pale Rock <text:s/>x</text:p>
      <text:p text:style-name="P10">Religious Event 3 Cermony - add</text:p>
      <text:p text:style-name="P10">Rendezvous and Dialogue with Viska <text:s/>(Game over possibility 4)</text:p>
      <text:p text:style-name="P10">Ship and crew morale status <text:s text:c="2"/>--- Add</text:p>
      <text:p text:style-name="P10">Heading west</text:p>
      <text:p text:style-name="P3">Boss fight (Game over 5 )</text:p>
      <text:p text:style-name="P3">Gryph ship again</text:p>
      <text:p text:style-name="P1">End chapter 1</text:p>
      <text:p text:style-name="P1"/>
      <text:p text:style-name="P1">Possible idea Events:</text:p>
      <text:p text:style-name="P1">Valnos investigates the gamblers - Deal with them or not. </text:p>
      <text:p text:style-name="P1">If gambling failed, Squires in trouble, raptorians react.</text:p>
      <text:p text:style-name="P1">Port nowhere - resupply. Dump crewprisoners or not.</text:p>
      <text:p text:style-name="P1">Good morale - Piety - Raptorian - Cadet Check, Finale </text:p>
      <text:p text:style-name="P1">To do: </text:p>
      <text:p text:style-name="P1">Mention Squires.</text:p>
      <text:p text:style-name="P1">Add Weekly Summaries - </text:p>
      <text:p text:style-name="P1">More optional religious instances -</text:p>
      <text:p text:style-name="P1">Make a map. </text:p>
      <text:p text:style-name="P1"><text:soft-page-break/></text:p>
      <text:p text:style-name="P1"/>
      <text:p text:style-name="P1">Chapter 2</text:p>
      <text:p text:style-name="P1"/>
      <text:p text:style-name="P1">Cadet showdown <text:s/>-game overs <text:s text:c="2"/>???</text:p>
      <text:p text:style-name="P1"><text:s/>Pirate encounter – Many game overs?</text:p>
      <text:p text:style-name="P1">Resupply - Chapter 2</text:p>
      <text:p text:style-name="P1">Piety ending <text:s text:c="2"/>Chapter 2</text:p>
      <text:p text:style-name="P1">Glint ending, Chapter - 2</text:p>
      <text:p text:style-name="P1">Bossfight <text:s/>Chapter 2?</text:p>
      <text:p text:style-name="P1"/>
      <text:p text:style-name="P1">Species Notes: </text:p>
      <text:p text:style-name="P1">Gryphs have long family names. Lay one egg at a time and cant pronounce G</text:p>
      <text:p text:style-name="P1">Awes have average litters of 3. Sometimes just 1, those are stronger. </text:p>
      <text:p text:style-name="P1">Gator notes: </text:p>
      <text:p text:style-name="P1">Gators lay many eggs, momagators try to look after them. They get a name after 1 year. </text:p>
      <text:p text:style-name="P1">Gators measure time in eras. A new era begins at the rise of a new warlord, one especialy powerful gator who's managed to conquer a majority of the land and its many tribes and smaller nations. The start of such an era is always bloody and dangerous. such warlords often use their amassed powers for great campaigns. The nature of the campaigns differ in nature. Most are conquerors seeking new lands for gatorkind, but some are builders and even inventors.</text:p>
      <text:p text:style-name="P1">Gator ships</text:p>
      <text:p text:style-name="P1">The gators vessel was a broad heavy hulking thing of wood and iron. Bruteish would have been the quickest way to describe them as they are often adorned with toothy grinned reptilian faces at their bows. <text:s/>Yet it could display burst of suprising speed as oars deployed out its sides and propelled it forward at its intended prey. One did well to keep such a vessel at a far distance unless you are prepared to meet the hungry reptilians upclose as they surge forward, collide and lock themselves to your ship. </text:p>
      <text:p text:style-name="P1">And would you by any chance manage to outpace the warship, the thick and armored hull, like the gators themselves, would gladly take any projectiles hurled towards it and keep on grinning. </text:p>
      <text:p text:style-name="P1"/>
      <text:p text:style-name="P1"><text:soft-page-break/>Wulf notes:</text:p>
      <text:p text:style-name="P1">Wulfs are left to fend for themselves early in their lives, becoming independent quick. </text:p>
      <text:p text:style-name="P1">No.3 Mole: (Likewise, trying to prove one's power when the strongest might make them appear a threat, and make others wary of them, maybe even devour them with no reason other than fear of ambition. And having too much spawns jealousy which can often lead to the same fate. This is why most igwulf share their belongings openly and tend to live relatively humbly in spite of social status. Their idea of wealth is also belongings and they're not attached to the idea of money, which, compounded with their crafty minds, make them excellent bookkeepers.</text:p>
      <text:p text:style-name="P1">No.3 Mole: Okay. :P <text:s/>Well, if we're altering them... I'd say they should still be largely barter-based and quite decentralized, more like a collection of city-states with all differing plans and motivations, occasionally warring with one another as well as other nations. They collect based on likemindedness, and often immigrate between city-states. But when a large collective threat like the gators starts to loom, they all donate ships to the cause, though many of their ship are actually merchant vessels. Because most of their warring is with one another by land, they don't have a terribly strong naval presence even with their collective ships, and it tends to be rather scattered. Most engage more in diplomacy and trade with Gators and others, rather than combat.</text:p>
      <text:p text:style-name="P1">No.3 Mole: As with all nations (other than other Wulf), they would try more to be seen as an ally, or at least not as agressive (read: not worth attacking, because it would result in little gain and much loss). Those among them that do attack and raid would be called pirates. While perhaps celebrated at home, they would not be 'officially' endorsed.</text:p>
      <text:p text:style-name="P1">No.3 Mole: Better? :3</text:p>
      <text:p text:style-name="P1">Evochio: City-states are somewhat what i originaly imagined for them. First formed perhaps in the remnant towns of those abandoned colonies. Original wulfs, from the deep jungles would probably very very much still be the original igwulfs, but these are descendants of those. The lands to the south of those jungles, beyond the desert are not as largely forested or with that deep or large forests. They would have had to adapt. <text:s/>:3</text:p>
      <text:p text:style-name="P1">No.3 Mole: Agreed. I kind of liked that impression better when writing it.</text:p>
      <text:p text:style-name="P1">Evochio: The old igwulfs still exist, they are very much a problem for anyone who dreams of land-routes to connect the south and north continent</text:p>
      <text:p text:style-name="P1">Evochio: Most of the time they stay there. The colder mountains to the north with its mysterious mountain awes are tricky enough to organize a passage through without a lot of planning. And the deserts are dry and without a lot of food or trees. Though reward of many plump and soft awes or civilized wulfs might await the ones who do brave it</text:p>
      <text:p text:style-name="P1">Evochio: Wulfs though, perhaps they did have a past like the one you described, they clung to old tactics and ideas when the gators came. To some success at first. But gators are persistant, they came again, better organized and defeated them. Perhaps then they would have to rethink, emulate, already they were organized into collectives. Perhaps one particular collective, better organized and somewhat progressive took it upon themselves, after being threatened or otherwise, to drive the <text:soft-page-break/>gators away with clever tactics and stolen or crafted armaments, prooving to other wulfs the value of their ideas. Thus the idea smart collectives spread and evolved into citystates. There's value in making things, organizing and atleast find out whats out there, not let them arrive willynilly and think they can do and take what they want.</text:p>
      <text:p text:style-name="P1"/>
      <text:p text:style-name="P1"/>
      <text:p text:style-name="P2">Cadet banters: </text:p>
      <text:p text:style-name="P1">- "And i'd like to report cases of acute sleep deprivation due to Glint snoring like an angry raptorian" Ziggy concluded</text:p>
      <text:p text:style-name="P1">- "I-DO-NOT!" Glint protested!</text:p>
      <text:p text:style-name="P1">- "you.. do, a little" Valnoh squeaked</text:p>
      <text:p text:style-name="P1">- "Well, atleast i dont smell like rot-ear and spirits after barging into the cabin before dawn" Glint huffed</text:p>
      <text:p text:style-name="P1">- "SNAAAARRRFL-pffiioooo-Snaaaaarrrrfl-pioooo" Ziggy mimics</text:p>
      <text:p text:style-name="P1">- *Valnos giggles* </text:p>
      <text:p text:style-name="P1">- "Always at eachothers throats you three" chided Avolc</text:p>
      <text:p text:style-name="P1">- "Hey, dont look at me..." Whined Valnoh</text:p>
      <text:p text:style-name="P1">- "They can be down my throat any day." Muttered Glint</text:p>
      <text:p text:style-name="P1"/>
      <text:p text:style-name="P1"/>
      <text:p text:style-name="P1"/>
      <text:p text:style-name="P1"/>
      <text:p text:style-name="P1">Raptorians and squires</text:p>
      <text:p text:style-name="P1">Raptorians brought out to sea isnt an entierly new concept. They've willingly worked as laborers in many industries and enterprises and prooven to be tough, able and willing to listen. </text:p>
      <text:p text:style-name="P1">Trouble arose when ships are out to sea for extended periods of time. Raptorians are large and require space but they also do not do well with idleness. A lot of the work done on a ships is technical and do not require their stronger physicue, so they end up brooding in whatever quarters assigned to them until they're needed. Not being needed makes a raptorian wish to move on, normaly they are free to do so, but at sea they will suddenly find themselves trapped.</text:p>
      <text:p text:style-name="P1">The first instances of the normaly placid Raptorians turning on their employers were reported from naval vessels. In one case almost the entire crew of a trading vessel off the east coast were lost to a <text:soft-page-break/>hungry rampage. </text:p>
      <text:p text:style-name="P1">This caused for a time a problem to their reputation and naval vessels refused to hire them. </text:p>
      <text:p text:style-name="P1">However, the need for heavy duty labor aswell as bodyguards for increasingly dangerous trade-lanes are undeniable. The role of the raptorians have become ever more compulsary in working Awe society. </text:p>
      <text:p text:style-name="P1">In facing this problem during the early formation of the Admiralty, the thinkers behind the creation of the new Awe navy came up with a simple solution.</text:p>
      <text:p text:style-name="P1">Squires. </text:p>
      <text:p text:style-name="P1">In a way, caretakers, tenders or supervisors of raptorians have never been a new thing. While Raptorians are in no way dumb, they work better and more efficiently under supervision.</text:p>
      <text:p text:style-name="P1">An investigation in the shipping industry found that where Raptorians had close bonds with their supervisors and otherwise had higher levels of interaction reported little to no problems. </text:p>
      <text:p text:style-name="P1">Assigning Awes who are skilled at working closely with raptorian into a role of squire of one or more raptorians has almost entierly rooted out the problems previously faced and is now an adopted standard practise for the admiralty. </text:p>
      <text:p text:style-name="P1"/>
      <text:p text:style-name="P1"/>
      <text:p text:style-name="P2">About the cadets: </text:p>
      <text:p text:style-name="P1"><text:s/>Evochio: The three cadets are no ordinary shiphand cadets, they're academy officer cadets. The academy is a tough place, many try to enter but few pass the entrance exams and even fewer pass the academy. The once that do are assigned directly to an experienced shipcaptain who mentors them and trains them further until they are promoted or naturally find a role that suits them within the awe navy. </text:p>
      <text:p text:style-name="P1">Valnos, Glint and Ziggy are graduates from the academy, so they are no pushovers.</text:p>
      <text:p text:style-name="P1">Evochio: Glint comes from a rich family. A family part of the still budding clique of wearlthy which might become the future nobility of the awe lands. The awe nation is still relativelly young and have had a pretty small-scale cooperative republic of city-states. But they are uniting now and where family names werent a big deal before as awes tended to intermingle quite freely, a new habit is growing, perhaps influenced by distant lands. Glint is a daughter born out of this, slightly haughty and with a inborn view that she's slightly superior and better then others, though she will not say that to your face, her behavior often betrays her. She's not 'soft' though, the noble traditions so far are based on ideas of honor and tradition, she's been schooled and trained since youth in preperation for the academy. </text:p>
      <text:p text:style-name="P1">She's also part of the new religion, something which majority of the 'new nobility' is deeply involved in. Its a calling to the ancient ways of the floofy tum. The idea that we came from a belly and must return to it one day. That way the dragonawe soul remains with the dragonawe and lives on and is <text:soft-page-break/>not lost</text:p>
      <text:p text:style-name="P1">Evochio: The rediscovery of the ancient ways are still new, few are able to achieve it, it requires quite a few key factors to "soul vore" which are still not fully known or understood. Some even doubt its possible, as its hard to physically proove someone having devoured anothers soul. But its seen most success within this religion, there's no doubt to eyewitnesses present that something happens and that the devourer is very 'invigorated'</text:p>
      <text:p text:style-name="P1">Evochio: Ziggy might be Glints opposite. Not truly an orphan, just part of a very big family with many mouths to feed. Born in the bustling capitol by the sea in the growing docks district, she mostly took to caring for herself, not wishing to be a burden. Even though awes have a form of socialism in their society, the poorer districts of a rapidly growing capitol the system finds itself very strained and have many in poverty. She preferd to roam the backalleys and streets with her 'gang' of mischevious younglings and adolescents. She learned to fight, gamble, steal and sneak. The big ships comming and going with their foreign exotic wares and people always fascinated her. Some event perhaps drove her to apply to the academy, not sure what. Maybe some foreigner off a distant ship ate her gang when they thought they could mugg him or her.</text:p>
      <text:p text:style-name="P1">Evochio: She's brash, impulsive and hides her feelings behind jokes and smiles. She's a bit of a risk-taker and thrill-seeker, but often has good instinct on when to back down from bad risk vs reward</text:p>
      <text:p text:style-name="P1">Evochio: Valnos does not come from the city at all. He's a countryboy, not that used to people infact comming from the very rural heartlands in the middle of the continent. He was not suited for farming though, too smart and inquisitive, he'd take up complicated hobbies. He'd build rafts, carve models of ships, tinker around with mechanics of dams and mills. <text:s/>Hard labor didnt seem to suit him, he'd find an excuse to dissapear. In the end his talents were reccognized and the community made a collective effort to fund him a tutuition in a city. There he found his way to the academy, drawn by the challenge and found himself passing the exam, if barelly thanks to low physical test scores.</text:p>
      <text:p text:style-name="P1">Valnos is shy, has a slight problem with eyecontact and usually keeps his gaze downwards or his cap over his eyes. He's smart, calculating and quick to learn, he might not quite know what to say and someone like Ziggy can talk circles around him, but he'll know what others are likelly to say or do if he gets time to analyze. </text:p>
      <text:p text:style-name="P1">His motivations are quite unknown, perhaps even to himself and some instructors might have scolded him for lacking ambition.</text:p>
      <text:p text:style-name="P1"/>
      <text:p text:style-name="P1"/>
      <text:p text:style-name="P1"/>
      <text:p text:style-name="P1">Story summary:</text:p>
      <text:p text:style-name="P1">Captain Avolc is a veteran hero of the east sea, keeping the trade and fishing vessels safe raiders and pirates, she was the one responsible for finally capturing and disposing of the dread Wulf pirate Kalaxis who had plagued the seas for many a years. She is promoted to Admiral upon her return and given an assignment to sail to the wild and dangerous west sea. </text:p>
      <text:p text:style-name="P1"><text:soft-page-break/></text:p>
      <text:p text:style-name="P1">The western trade is growing, trade-lanes have been mapped through the treacherous waters. But lately trade has been stifled, nearly a third of trade is lost mysteriously and patrols that have been sent go entirely missing. Is it a sign of piracy or a even bigger threat? The great gator empire looms in the west, have they finally stirred to make a move under the banner of a new warlord? It was barel a century ago that expeditionary force of gators nearly brought the wulf states of the south to their knees. Confirmation is required beyond rumor and control of the sea is required.</text:p>
      <text:p text:style-name="P1"/>
      <text:p text:style-name="P1">Admiral Avolc is bestowed a new vessel suited for the rougher western seas and a new crew. The ship "The perked ear" was originally part of a force of 3 ships, but had to turn back to port due to misfortune befalling its captain. </text:p>
      <text:p text:style-name="P1"/>
      <text:p text:style-name="P1">Her mission is simple. She is to head west, rendezvous with a Wulf captain and gather information as well as establish an Awe admiralty presence and hunt for any pirate threat. </text:p>
      <text:p text:style-name="P1"/>
      <text:p text:style-name="P1">Avolc has to struggle to become accepted by the crew and solve any strife which divides the crew to ensure the journey success. Gambling, corruption and even mainland politics cause problems in the crew. She also has to mentor 3 aspiring officer cadets who may one day make captain of their own ship and see if they're up to the task. </text:p>
      <text:p text:style-name="P1"/>
      <text:p text:style-name="P1">Through trials they finally meet up with the Wulf ship and find that the captain they were to meet is no more. A new young brash captain has taken his place. Whatever information he had are down to some mere documents. This cocky new wulf captain has ideas of her own and part with Avolc on questionable terms. </text:p>
      <text:p text:style-name="P1"/>
      <text:p text:style-name="P1">Without wulf assistance to guide them Avolc now has to use her wit to guide "Perked ears" and her crew through the dangerous and largely unmapped central-sea archipelago. Their overall mission is now to possibly find the other admiralty ships as well as what has been taking ships. </text:p>
      <text:p text:style-name="P1"/>
      <text:p text:style-name="P1">Supplies, morale and integrity of the ship suffer and the admiral has to find ways to keep them all in good shape. They encounter pirates, island tribes and dangerous creatures native to these islands. A known Freeport <text:s/>offers some respite but also many other dangers in terms of slavers, spies and saboteurs. </text:p>
      <text:p text:style-name="P1"/>
      <text:p text:style-name="P1">Be it advice from the Freeport or diligent exploring, they do in the end find the raiders responsible. <text:soft-page-break/>They have overpowering armaments in terms of cannons. Weapons not seen before that utterly outmatch Avolcs ship. The fight is hard and if the crew are not ready, it would be a quick trip into the waiting bellies of the gator pirates. Only with the help of allies and clever tactics does she prevail.</text:p>
      <text:p text:style-name="P1"/>
      <text:p text:style-name="P1">Success is costly, the canons are destroyed before they're captured and the news are not good. These raiders were but one of many to come and if they all have such powerful weapons there will be nothing a newly fledged Awe admiralty can do to keep their homeland safe.</text:p>
      <text:p text:style-name="P1">To find information about this weapon and perhaps get their paws on one, Avolc must now travel to the gryph homelands that border the great gator empire. An island of peace and trade in the otherwise tumultuous continent. She must evade capture from Gators and make speed. </text:p>
      <text:p text:style-name="P1"/>
      <text:p text:style-name="P1">The gryph homeland is a fascinating and welcoming place. Perhaps too welcoming. They know of the canons but have little to offer that is of any real use. For some favors and resolving internal political squabbles between two great Gryph families, Avolc is guided along to the enigmatic origin of the Canon, her ship bolstered to be able to make it there with further sails and possibly new crew. </text:p>
      <text:p text:style-name="P1"/>
      <text:p text:style-name="P1">Terrible sea creatures roam the southern waters.</text:p>
      <text:p text:style-name="P1"/>
      <text:p text:style-name="P1">An old race reside on their own island continent. They are a traditionalist xenophobic people who keep their lands closed to outsides and only trade the most basic of goods. They guard their technological secrets carefully.</text:p>
      <text:p text:style-name="P1"/>
      <text:p text:style-name="P1">They are fascinated by Awes and troubled by the news of their secrets having been let loose. The old race promise to help. </text:p>
      <text:p text:style-name="P1"/>
      <text:p text:style-name="P1">(Updated thoughts on chapter 2: </text:p>
      <text:p text:style-name="P1">Avolc arrives at thousand islands and start to search various pre-marked rendezvous spots. On one, a sudden scout appears from one of the islands and makes his report. </text:p>
      <text:p text:style-name="P1">The Awe fleet is in retreat. They arrived in force and spread out as planned, to find pirate hide-away, but that sprung the trap. The ships were assaulted, outnumbered and outgunned. The few of the Awe-fleet that managed to escape the snare gathered together and are now in a running fight around the islands, cut off from escape. Now you are in this trap too. </text:p>
      <text:p text:style-name="P1">You meet with what remains of the fleet who are planning a surprise counter-attack on what they've found to be port-nowhere, which is their base of operations. </text:p>
      <text:p text:style-name="P1"><text:soft-page-break/>The attack goes well, Avolc leads a troop onto the island to rescue some of the captured crews. But they warn that its a trap! And at that moment, thunderous cannons sound as ships start to emerge and overwhelm the attacks. </text:p>
      <text:p text:style-name="P1">Avolc and her crew fight they way back to their ships. But not before loosing important crew-members who bravely buy everyone time. Detonating their black-powder stores and nearly blowing the whole floating port up. </text:p>
      <text:p text:style-name="P1">Avolc manages to escape with one or two other ships. They cant flee east anymore, so they flee westward. </text:p>
      <text:p text:style-name="P1">The fleet is lost, the enemy is greater then they imagined and planning a full-scale assault on Aweland. Their attack though a loss, might have bought their homeland some time, but with no way to know whats coming, that time will count for naught. </text:p>
      <text:p text:style-name="P1">The plan is to head for Gryphlands and perhaps secure a Gryph trade-ship that can make the passage east and warn everyone. </text:p>
      <text:p text:style-name="P1">But as they arrive in Gryphlands, there's turmoil there aswell. A coup and trading houses in open conflict with one another. One that supports the pirate fleet and one that opposes it. </text:p>
      <text:p text:style-name="P1">Alas the supporting house has the military advantage and though Avolc is allowed there for diplomatic reasons, there will be no help there. House Blueleaf offers its aid however, or a defecting part of it and a new planned is hatched. <text:s/>))</text:p>
      <text:p text:style-name="P1"/>
      <text:p text:style-name="P1"/>
      <text:p text:style-name="P1">))</text:p>
      <text:p text:style-name="P1"/>
      <text:p text:style-name="P1">----------------------------</text:p>
      <text:p text:style-name="P1"/>
      <text:p text:style-name="P1">We arrive at cape thorn for our rendevouz. We are on time and seem to be the first ones here. </text:p>
      <text:p text:style-name="P1">Its not my position to question the orders and plans given me, not this late into the mission. But meeting with the Wulf fleets has me on edge. From my experiences and run-ins in the eastern seas, the wulfs seem to be beholden to none but themselves on a whole. We have an agreement, sure, but they might choose to interpret it however they wish. </text:p>
      <text:p text:style-name="P1">I'll be happy once this part of the mission is over. </text:p>
      <text:p text:style-name="P1">Captain Viriltri is the wulf in charge. </text:p>
      <text:p text:style-name="P1"/>
      <text:p text:style-name="P1"/>
      <text:p text:style-name="P1"><text:soft-page-break/>Finnished story bits: </text:p>
      <text:p text:style-name="P1">--------------------------</text:p>
      <text:p text:style-name="P1"/>
      <text:p text:style-name="P1">Elda pouching</text:p>
      <text:p text:style-name="P1">I submitted myself to physician Eldas care for a night of recovery. She was all too pleased to pouch the captain ofcourse, but for all the humbling tightness of her pouch, the rest did me good. She is a good healer, if somewhat too glad to prescribe her pouchcures. I’ve seen her waddle about with as much as 3 patients inside her. </text:p>
      <text:p text:style-name="P1"/>
      <text:p text:style-name="P1"/>
      <text:p text:style-name="P1"/>
      <text:p text:style-name="P1"/>
      <text:p text:style-name="P1"/>
      <text:p text:style-name="P1"/>
      <text:p text:style-name="P1"/>
      <text:p text:style-name="P2">Glint alternate storyline.</text:p>
      <text:p text:style-name="P1">------------------</text:p>
      <text:p text:style-name="P1">Admirals Log. Avolc</text:p>
      <text:p text:style-name="P1">Final entry</text:p>
      <text:p text:style-name="P1">I have been permitted to transcript a final entry to this log. Cadet Glint are transcribing my words as I am duly incapacitated in her stomach. I have been devoured for tardiness and letting a prisoner escape. A punishment I myself have enforced and… am forced to confess to.</text:p>
      <text:p text:style-name="P1">Chio, the gryph, snuck out of my cabin last night and was seen flying west towards Gnurellen isles. I let him get into my good graces and dropped my guard. </text:p>
      <text:p text:style-name="P1">I expect to be digested in 5 days and as per admiralty rules Glint will hereby take charge of my duties as captain. </text:p>
      <text:p text:style-name="P1"/>
      <text:p text:style-name="P1">Supplemental entry.</text:p>
      <text:p text:style-name="P1">Acting captain. Glint.</text:p>
      <text:p text:style-name="P1">I witnessed the gryph escape out the port hatch and take to the skies. His wingbindings were not present. They were found on the floor in Avolcs cabin. The admiral was asleep and did not deny <text:soft-page-break/>involvement when confronted about knowledge of the gryphs escape. She is to be quoted to say “By my pouch, I was a fool for trusting him”. With evidence at hand I carried out sentencing immediately. The admiral was not cooperative. It was only due to having gotten the bindings around her chest and wings that success was acquired. </text:p>
      <text:p text:style-name="P1">Only after having fully been swallowed and read her scripture of meals by First-officer and 3 witnesses did she submit to being demoted to food. </text:p>
      <text:p text:style-name="P1">Supplemental entry</text:p>
      <text:p text:style-name="P1">Acting captain. Glint</text:p>
      <text:p text:style-name="P1">Cadet Valnos and Cadet Ziggy are sentenced for collaborating with Food.Avolc, <text:s/>they were judged as guilty after questioning by acting-captain me. They are hereby demoted to food. Consent to sentencing signed below. I will eat them too. </text:p>
      <text:p text:style-name="P1"/>
      <text:p text:style-name="P1">Acting captain. Glint</text:p>
      <text:p text:style-name="P1">Bay of tufts</text:p>
      <text:p text:style-name="P1">Day 2 <text:s/></text:p>
      <text:p text:style-name="P1">Crew notified of change in command. I am bound to quarters due to weight of meals. First-mate is currently in command until I can return to duties which I expect to be in a week.</text:p>
      <text:p text:style-name="P1">Stomach has been upset, almost as much as my food, digestion is slow to commence. Ships physician has checked me over, says I am over-limmit. Will check in on me tomorrow.</text:p>
      <text:p text:style-name="P1">The captains bed is cozy, better then my old cot. Digesting the admiral is a honor and my classmates a joy. They are all mine. </text:p>
      <text:p text:style-name="P1"/>
      <text:p text:style-name="P1">Acting captain. Glint</text:p>
      <text:p text:style-name="P1">Bay of Tufts</text:p>
      <text:p text:style-name="P1">Day 3</text:p>
      <text:p text:style-name="P1">My stomach is roiling, worries about digestion have passed. We are caught in a storm but should be out of it tomorrow, the rocking helps my gut. Its been 30 hours since i ingested Avolc and the cadets, they have yet to succumb to my body. <text:s/>I have made them moan my name to the end in the litany of acceptance of prey. It is gratifying.</text:p>
      <text:p text:style-name="P1">Supplemental entry</text:p>
      <text:p text:style-name="P1">They have quieted. I think I felt a Soul-surge, commencing with absorb.</text:p>
      <text:p text:style-name="P1"/>
      <text:p text:style-name="P1"><text:soft-page-break/>Acting captain. Glint</text:p>
      <text:p text:style-name="P1">Safepouch gulf</text:p>
      <text:p text:style-name="P1">Day 5</text:p>
      <text:p text:style-name="P1">Woke to calm sea and ministrations of the physician. He reports my body has done well in processing my 3 meals. Have slept almost 2 days.</text:p>
      <text:p text:style-name="P1">Soul acclimation is complete, Admiral Avolc, Cadet Ziggy and Cadet Valnos are hereby noted as discontinued with consent. <text:s/>Along with their existence, their names will be struck from being further recorded, as stated per the scriptures of wing and soul.</text:p>
      <text:p text:style-name="P1">I dreamt of them flowing into me. I have only read about this experience before and the texts never did the experience justice. Feeling 3 beings cease to be and become part of you is… indescribable. <text:s/></text:p>
      <text:p text:style-name="P1">Even now I feel their fading essence in me. Physician reports the spiritual absorption should only take a day or so. During that time the flashes of memory and feelings they had should come and go. I can take of them what I want or let them fade into me entirely. I will do the later.</text:p>
      <text:p text:style-name="P1">First captain reports we should be in port in a week. I should be up and about by then. </text:p>
      <text:p text:style-name="P1"/>
      <text:p text:style-name="P1"/>
      <text:p text:style-name="P1">Acting-Captain Glint</text:p>
      <text:p text:style-name="P1">Day 6</text:p>
      <text:p text:style-name="P1">Safepouch gulf</text:p>
      <text:p text:style-name="P1">I have with some help made the rounds. I am tired (Noise of my gut keeps me up at night) and it is difficult with such a large belly, to move about comfortably but I received some help form First-mate. </text:p>
      <text:p text:style-name="P1">The crew were quiet at first, I don’t think they fully acknowledged what I’d done until an unfortunate nausea from jostling my belly about caused me to thow up the former admirals ( who’s name now belongs to me) cape. <text:s/>Afterwards they were almost revering, it was a loss of face turned into a fortunate sign of sorts. </text:p>
      <text:p text:style-name="P1">I have asked the cape to be washed and brought to me. I will wear it. </text:p>
      <text:p text:style-name="P1"/>
      <text:p text:style-name="P1"/>
      <text:p text:style-name="P1"/>
      <text:p text:style-name="P1">--------------</text:p>
      <text:p text:style-name="P1"/>
      <text:p text:style-name="P1"><text:soft-page-break/></text:p>
      <text:p text:style-name="P1"/>
      <text:p text:style-name="P1"/>
      <text:p text:style-name="P7">Sea of fangs 2</text:p>
      <text:p text:style-name="P5">Another fluff-shedding night in the sea of fangs has passed. We've been blessed with cloudless skies and the light of the moons to keep the fangs well in sight. I dare not consider braving the pass during poor weather and sight. While the charted route is detailed, I can easily imagine how even briefly getting lost out here would quickly spell doom. The sea is well named, fangs and spines rise from beneath the waves, some as forlorn sentinels, worn down by wind and wave. Some barely above sea-level, glimpsed only briefly like the teeth lurking and waiting to gnash the hull of a careless ship. </text:p>
      <text:p text:style-name="P5"/>
      <text:p text:style-name="P5"/>
      <text:p text:style-name="P5"/>
      <text:p text:style-name="P7">Pale Rock</text:p>
      <text:p text:style-name="P5">The vast jutting white cliffs of Pale Rock lay before us. As long as we make sure the currents do not smash us against the steep walls of this island this should be easy sailing. </text:p>
      <text:p text:style-name="P5">Pale rock lays just between the north and south halves of Western sea. On the map it looks like an ideal place to construct a port of trade, but reality is a different place. This is a harsh windswept place, the island looks like a flat cliff-face has simply risen out of the sea, there is no shore to speak off. </text:p>
      <text:p text:style-name="P5">We are getting close to our first objective and our meeting with our Wulf-fleet contact beckons.</text:p>
      <text:p text:style-name="P5">I have summoned Keeper, no matter how I feel about him, he has vital information about the coming rendezvous and advice in how to deal with Wulfs. </text:p>
      <text:p text:style-name="P5">Unlike Keeper, who is born and raised in Awe, mainland Wulfs are a very different breed indeed. Diplomacy with them have always been hindered by cultural differences.</text:p>
      <text:p text:style-name="P5">My dealings with them on the East sea were seldom of the diplomatic kind. </text:p>
      <text:p text:style-name="P5"/>
      <text:p text:style-name="P7">Raptorian scuffle <text:s/>- Multi choice event. </text:p>
      <text:p text:style-name="P5">A commotion alerted me as I was making my rounds around the deck with cadet Vanos in tow. </text:p>
      <text:p text:style-name="P5">The unmistakable snarls of agitated Raptorians is enough to put ones fur on end, if there was trouble with the normally placid Raptorians it was best dealt with quickly. </text:p>
      <text:p text:style-name="P5">Two Raptorians were at each other in the main stairway down to the cargo storage. Wood splintered as tails lashed and one tackled into the other. Their scuffle was getting increasingly violent and soon they might not only damage themselves but important supplies and equipment. </text:p>
      <text:p text:style-name="P5">This was unacceptable and the gathering crowd were looking toward me for a solution. </text:p>
      <text:p text:style-name="P5"><text:soft-page-break/></text:p>
      <text:p text:style-name="P9">Break up the fight yourself</text:p>
      <text:p text:style-name="P6"/>
      <text:p text:style-name="P6">I could not stand idle and look powerless. With a loud snap of command I shouted for them to “CEASE!”, while stepping in between them. </text:p>
      <text:p text:style-name="P6">But my voice got drowned out by a particularly loud roar from one of the combatants who had been downed onto his back. I jumped its wildly lashing tail to interpose myself against the more dominant Raptorian, but did not see the back swing of the tail until too late. </text:p>
      <text:p text:style-name="P6">The smack of the tail knocked me against a wall and dazed me pretty good. The world spun and my shoulder stung but I had wits in me enough to yell in outrage before one of them stepped on me in the commotion. “HOW DARE YOU!?” came out of me and only then did they pause to notice their Captain and what they'd done. </text:p>
      <text:p text:style-name="P6">Sergeant Evoc arrived shortly after and hissed his disapproval at them. I left him to deal with them as I returned to my cabin with Valnoses help. My shoulder was on fire and my right wing sagged pitifully. </text:p>
      <text:p text:style-name="P6">I might have been foolish in trying to deal with Raptorians on my own, but crew seemed to mutter approvingly. At least I've shown I'm not afraid of them. <text:s/></text:p>
      <text:p text:style-name="P6">Valnos: That was brave captain. I didnt think any one Awe could stand up to a Raptorian, let alone two! Lets get you to Elda for some treatment.</text:p>
      <text:p text:style-name="P9">Wait for Sergeant Evoc</text:p>
      <text:p text:style-name="P6">Dealing with the Raptorian grunts was the sergeants job. It would be foolish to try to go between two angry Raptorians. I crossed my arms and counted the seconds it would take for the sergeant to arrive, this would be on his hide. </text:p>
      <text:p text:style-name="P6">Their scuffle grew alarmingly violent as neither seemed to want to yield to the other. Before the sergeant arrived they had smashed against walls and into crates and barrels, spilling important supplies of drinking water. </text:p>
      <text:p text:style-name="P6">To his credit, once he arrived he dealt with them quickly and efficiently. He was on them both, dragged them onto the ground and had them both pinned and submissive in moments. He was a formidable fighter.</text:p>
      <text:p text:style-name="P6">I ordered him to report to me once he had the troublemakers locked up and returned to my cabin.</text:p>
      <text:p text:style-name="P6">Valnos: It was problably smart to wait for Evoc, glad no one was seriously hurt. Too bad about the damage to the supplies, we'll be eating some drier rations for a while. </text:p>
      <text:p text:style-name="P6"/>
      <text:p text:style-name="P9">Order them stopped</text:p>
      <text:p text:style-name="P9"/>
      <text:p text:style-name="P6">This disorderly behavior was unacceptable. I barked “CEASE IMMEDIATELY!” at them but they either didnt listen or hear me through their growls and snarls. </text:p>
      <text:p text:style-name="P6"><text:soft-page-break/>Others were just standing about, looking on, it would not do well to seem to not be in charge of the situation so I ordered them to intervene before their crashing struggle got too close to valuable supplies.</text:p>
      <text:p text:style-name="P6">The attending Awes were slow to obey, hesitating to follow orders, perhaps understandably so. But before I had to order them twice, the normally timid Valnos dove straight into the fray in surprising obedience. Seeing a junior sailor and officer hop too it got their legs in order, soon the two Raptorians were overwhelmed by numbers. They seemed more surprised about being smothered in Awes then actually subdued, but at least the results where the same, they forgot their fight and calmed. </text:p>
      <text:p text:style-name="P6">Sergeant Evoc arrived shortly afterwards and hissed his disapproval at the two troublemakers. I ordered him to report to me once he had them locked up. </text:p>
      <text:p text:style-name="P6">Unfortunately, Valnos and a few other Awes did not quite make it unscathed. A bit squashed and limping I sent them to Pouch-Matron Eldas care. </text:p>
      <text:p text:style-name="P6">Valnos: Ow... N-no.. dont worry about me. J-just twisted my leg a bit. Why I jumped in? I... eh... Didnt want you to loose face when no one obeyed. <text:s/></text:p>
      <text:p text:style-name="P6"/>
      <text:p text:style-name="P6"/>
      <text:p text:style-name="P9">Pouch-Matron Elda</text:p>
      <text:p text:style-name="P6">Elda tut-tutted and made a quick token check over my shoulder, I tried to remain stoic as she gently tugged and poked at the throbbing injury. </text:p>
      <text:p text:style-name="P6">“Your shoulder and wing-base are luckily not dislocated. It seems like a bad sprain, possibly some fracturing.” She cooed with her practiced reassuring calmness. She could most likely make a missing arm seem like not so big of a deal. </text:p>
      <text:p text:style-name="P6">“And you recommend?” I could already guess her chosen treatment.</text:p>
      <text:p text:style-name="P6">“Why 3-day Pouch-rest of-course, my dear brave captain.” She purred as she said it. “The injury would heal well on its own too in about 2 weeks, as long as you did not move much and rested plenty. While pouch-rest will still leave you stiff you'd be up and about sooner.”</text:p>
      <text:p text:style-name="P6">“Ofcourse” I muttered. </text:p>
      <text:p text:style-name="P6">“Oh, dont pout, high-metabolic sleep is a gift we should consider ourselves lucky for, others are not so fortunate. Get all your things in order, have a big hearty meal with plenty sugars and lets get you tucked in.” Elda smiled warmly while she out of habit gripped the lip of her sizable pouch in both paws, she loved her job. </text:p>
      <text:p text:style-name="P6">I spent the following three days curled and asleep in the good matrons sagging pouch. </text:p>
      <text:p text:style-name="P9">Judgment for Raptorians</text:p>
      <text:p text:style-name="P6"/>
      <text:p text:style-name="P6">Cowed, bruised and heads held down, the two Raptorians who were at each other stood before me, awaiting judgment. Their fight were about trivial hierarchical matters, apparently they disagreed on who had the right of way up and down the stairs. Evoc assured me this does not <text:soft-page-break/>normally happen, the two of them only happen to have some bad history. </text:p>
      <text:p text:style-name="P6">Their little personal feud caused trouble for others, its a crowded ship, we cant have conflict between ourselves. I had to choose appropriate action. </text:p>
      <text:p text:style-name="P6"/>
      <text:p text:style-name="P6">Extra labor.</text:p>
      <text:p text:style-name="P6"/>
      <text:p text:style-name="P6">Raptorian Teef and Raptorian Talo. Hard labor should see these two troublemakers see reason. I order them given extra shifts in manual work, with only enough sleep and food in-between to keep them on their feet. </text:p>
      <text:p text:style-name="P6">What they did was serious. This is a very lenient punishment all things considered. Other captains would have been well in their rights in having them demoted to rations, to feed an officer or the captain itself and ensure that no future problems other then the grumblies would be coming from them. </text:p>
      <text:p text:style-name="P6">But we have a long journey and assignement ahead, I need every Awe and Raptorian I can keep. </text:p>
      <text:p text:style-name="P6"/>
      <text:p text:style-name="P6">Eat one of them.</text:p>
      <text:p text:style-name="P6">I had them thoroughly questioned. The cause of the strife and the main instigator had to be puzzled out. It did not take long, the problems between these two were well known among the other Raptorians. </text:p>
      <text:p text:style-name="P6">The issue apperently lay in both having the same interest in a prospecting females attention back at shore.</text:p>
      <text:p text:style-name="P6">All serving Raptorians are promised a mate at the end of their service. There is no better force of motivation for their kind. Like with Awes, its the females who rule among them, though their numbers are far fewer then the males. They only pick the strongest among them. </text:p>
      <text:p text:style-name="P6">In this case, Raptorian Teef had been the main antagonizer. Always seeking an excuse to scuffle or make things hard for Raptorian Talo. </text:p>
      <text:p text:style-name="P6">Uncontrolled aggressiveness like that is a dangerous thing, damage could have been much worse. The decision to relieve the him from all burdens were easy to make and I sentenced him to my stomach as ration. </text:p>
      <text:p text:style-name="P6">With Sergeant Evoc overseeing the punishment, I devoured the Raptorian with relative calm on the main-deck. I did not wish to make a spectacle of the matter so did not call for any gathering or pause in daily duties. </text:p>
      <text:p text:style-name="P6">Swallowing a Raptorian whole is an art not all Awes can manage. They are larger, heavier and wider then any Awe, it takes a practised gullet and stomach to accommodate their large frames. <text:s/>Luckily, Teef was subdued and submissive through the act and let himself be eaten. He understood his responsibilities and duty and I will mark down a commendation for that. I dont see how this could have done if he put up a fight. </text:p>
      <text:p text:style-name="P6">The heavy fullness that followed is one that i'll not soon forget. Raptorians take tremendous effort <text:soft-page-break/>of the body to digest. Their reputation for toughness is not unwarranted. </text:p>
      <text:p text:style-name="P6"/>
      <text:p text:style-name="P6">Throw them both overboard to the sea wolves. </text:p>
      <text:p text:style-name="P6">These two have committed a cardinal sin in their actions. They showed complete disregard to the ship and their crew in their petty conflict. I was enraged by how they did not calm down a direct order and it took having a dozen Awes pinning them down for them to see reason. Valuable obedient crewmembers got hurt, an officer gut hurt. </text:p>
      <text:p text:style-name="P6">The stalking sea-wolfs have been on our heel for weeks now. I admit I might have have been slightly flustered when I made the orders, but no one objected when I made the call for them to be thrown overboard to sate our fearsome stalkers. </text:p>
      <text:p text:style-name="P6">It was a grim and brief proceeding. Many of the Raptorians attended, to show loyalty toward the Admirality and ensure no further trouble. </text:p>
      <text:p text:style-name="P6">An emissary of the soft-spoken did arrive to present their formal objections to the sentence but otherwise there was less fuss then I had thought. </text:p>
      <text:p text:style-name="P6">It was as if they knew what was to come. They are intellegent these beasts of the sea, thats for sure. They waited in the rugged sea below as the two raptorians were made to leap, jaws agape and ready. <text:s/></text:p>
      <text:p text:style-name="P6">One was seemingly swallowed before he even touched the sea. Two smaller ones converged on the other Raptorian from either side. The waves concealed the rest. </text:p>
      <text:p text:style-name="P6"/>
      <text:p text:style-name="P6">I ordered the attending crew back to their duties and retired to my cabin. I had reports later of the sea-wolves being back on our tail a few days later. <text:tab/></text:p>
      <text:p text:style-name="P6"/>
      <text:p text:style-name="P6"/>
      <text:p text:style-name="P6"/>
      <text:p text:style-name="P6"/>
      <text:p text:style-name="P6"/>
      <text:p text:style-name="P6"/>
      <text:p text:style-name="P6"/>
      <text:p text:style-name="P6"/>
      <text:p text:style-name="P8">Religious meeting 2:</text:p>
      <text:p text:style-name="P6">The gathering might have grown since last time. There were even some Raptorians in the crowd lined up for the meet. </text:p>
      <text:p text:style-name="P6">The soft-spoken let no one wait. Wearing her ceremonial robe that hid most of her features but her snout, she reached up her arms for silence. She had a commanding presence about her, mysterious as she was underneath that covering robe. </text:p>
      <text:p text:style-name="P6"><text:soft-page-break/>“We've come far from our homelands. Yet all who departed with us are still among us” She said. Before anyone could think too deeply on the matter she continued. “Even those who might not be here in person, they are among us still, part of us.”</text:p>
      <text:p text:style-name="P6">“In the same way, those who came before us, those who brought us to this world and built what we today cherish are also among us. We Awes and kin alike.” She gave a courteous nod toward the small bunch of Raptorians seated in a cluster together. “We FEAR NOT the end. Whether or not it be on your own paws, as long as we have Awe or kin to carry us beyond, we will always be part of the journey of life. ”</text:p>
      <text:p text:style-name="P6">The soft-spoken wandered among the front row of attendees of the most devoted, giving a light touch here and there.</text:p>
      <text:p text:style-name="P6">“The highest responsibility of those who yet walk this world is to ensure that no one looses their way. Kin must always be returned to the circle. Let no one be lost to wander the afters in darkness, solitude or among strangers. Your duty is to have a belly ready, as much as it in the end is to seek yourself to one yourself.” </text:p>
      <text:p text:style-name="P6">She stood at the makeshift podium, arms in the air and at the stars in the sky. “Together we are strong. Together we are warm. Together we will see the cold and dark gone.”</text:p>
      <text:p text:style-name="P6"/>
      <text:p text:style-name="P6"/>
      <text:p text:style-name="P8">Encountering Sea Wolfs</text:p>
      <text:p text:style-name="P6"/>
      <text:p text:style-name="P6">Its apparently an inevitable fact on the western sea to have your ship at some point stalked by Sea wolfs. Its not unheard of that some packs follow a ship almost on its entire journey or take turn with other packs to keep them under watch. At least so Sergeant Mirr claimed while we at the stern of the ship observed their ominously large black dorsal fins breaking along with the loud “chuffs” of their breaths. </text:p>
      <text:p text:style-name="P6">We were safe from them on the ship. But if we are to ever take a smaller boat ashore, we must make certain they are nowhere near. They are intelligent, <text:s/>savage and always looking to fill their bellies. </text:p>
      <text:p text:style-name="P6">While they represent no direct threat, they are considered a omen of the sea by the sailors. An inevitable looming danger and the jaws that lurk beneath the waves for any unlucky enough to fall into the sea. </text:p>
      <text:p text:style-name="P6">I could already see Awes walking with more care around the railings and climbing slowly along the sails. </text:p>
      <text:p text:style-name="P4">There is little to be done about superstition. The crew will be spooked for a while.</text:p>
      <text:p text:style-name="P1"/>
      <text:p text:style-name="P1"/>
      <text:p text:style-name="P1"/>
      <text:p text:style-name="P2"><text:soft-page-break/>The Ceremony <text:s/>(Final religious event of chapter 1 - Unfinished)</text:p>
      <text:p text:style-name="P1">It was the night of the ceremony, the seas were unusually calm and almost windless. It seemed most of the ships crew had gathered on deck under the light of the full moons. Devotees to the order and regular followers, but also many a curious participant with nothing better to do. </text:p>
      <text:p text:style-name="P1">A hush fell as the priestess of the order emerged. The Soft-spoken. <text:s/>She was not hidden under her cowl and cloak now and the sight of her took everyone aback. </text:p>
      <text:p text:style-name="P1">Wearing but a ornamental mantle with silver trimming that parted halfway down her back to either side of her hips, she strode down along the deck through the middle of the crowd towards the recently assembled altar. </text:p>
      <text:p text:style-name="P1">She was white of fur with the occasional pattern of gray. Her mane was silver, thick and lush and apparently groomed prominently, for it burst forward from her chest and shoulders like a wild hardy mountain flower at bloom, swaying gently in tune with her surprisingly delicate and smooth steps. <text:s text:c="2"/>She had large white wings, thick and woolly and looking invitingly soft for <text:s/>a cold night. </text:p>
      <text:p text:style-name="P1">She was a Mountain-Awe. The race of which all Awes are descendant from. I had heard some still remained in the furthest tallest reaches of the spiny mountains, keeping to themselves. There was something pure and raw about her that brought a hush to the assembled crowd. <text:s/>Despite her size , standing a head taller then myself and with thick Matron-like sturdiness to her, she seemed almost to float to the altar before facing the crowd. </text:p>
      <text:p text:style-name="P1">She raised her voice and it was crisp and clear, carrying an accent to it i could not quite place but felt distinctly familiar. She did not have this accent in our previous meetings. </text:p>
      <text:p text:style-name="P1">"We are gathered here this night of moons for the ceremony of the lost, initiation and worship!" <text:s/></text:p>
      <text:p text:style-name="P1">"We take our lesson from the first Awe. Matron of us all. <text:s/>Who at the darkest coldest night, took her kin upon herself, harboring them until they would persevere into the light together. <text:s/>Through her we emerged as a new stronger generation. It was through the full belly of the first Awe we saw salvation through darkness. Thus it is through the full belly we say thanks for the blessing of our strength and we are guided into the light!"</text:p>
      <text:p text:style-name="P1">The priestess climbed onto the altar and stood above the crowd, her abdomen revealed for all. She didn't quite as such have a paunch as her stocky frame seemed to lend her a generous natural full figure. The longer fuzz under the lip of her pouch was dotted with <text:s/>patches of gray. </text:p>
      <text:p text:style-name="P1">She gripped either side of belly with both paws, caressing it almost sensually upwards in a light heave while she spoke.</text:p>
      <text:p text:style-name="P1">"Tonight, at the brightest night, we honor the first Awe and what she taught us. For it was the same light that called to the First Awe that the darkness had been vanquished. <text:s/>Who among you will join with me, in worship and strength and aid in making a light so bright to guide and usher those lost back into the fold!”</text:p>
      <text:p text:style-name="P1"/>
      <text:p text:style-name="P1"/>
      <text:p text:style-name="P1"><text:soft-page-break/></text:p>
      <text:p text:style-name="P1">“Captain” A soft voice spoke to me through the doorway. “May we have a word?” </text:p>
      <text:p text:style-name="P1">It was the Soft-spoken herself. Cowled <text:s/>and dressed in her long robe. If she'd deigned to come speak to me herself, it must be of some importance. I beckoned her inside. </text:p>
      <text:p text:style-name="P1">The Soft-spoken closed the door behind her and invited herself to a seat, perching over it rather then sitting properly. </text:p>
      <text:p text:style-name="P1">“You've guided us through difficult times and challenges. Me and mine are grateful.”</text:p>
      <text:p text:style-name="P1">I nodded humbly. “It was mostly the efforts of the crew.”</text:p>
      <text:p text:style-name="P1">“This may be correct, its the efforts of all of us that will see us through.“ She murrled quietly. </text:p>
      <text:p text:style-name="P1">“It is also why I am here. The efforts of those we've lost along the way, who's sacrifice have ushered us along. Many have fallen to the dark, unable to reach the light of the First Awe through beloved kin. We must honor them and help usher them toward the light!”</text:p>
      <text:p text:style-name="P1">I shifted uneasily. I didnt need a reminder of the brave Awes who were no longer among us. They haunted my dreams. </text:p>
      <text:p text:style-name="P1">“You wish to hold another gathering?” I ventured.</text:p>
      <text:p text:style-name="P1">“A Ceremony, yes! It is a sacred time. If conditions permit, I would like to honor the lost in the light of the three moons, help usher their spirits back to the light. <text:s/>I believe it will put many hearts at ease.”</text:p>
      <text:p text:style-name="P1">I considered her words. The weather had seemed to calm considerably. As long as we kept a look-out, we'd be in no danger for a nights distraction. </text:p>
      <text:p text:style-name="P1"/>
      <text:p text:style-name="P1">Ceremony part 2</text:p>
      <text:p text:style-name="P1">Unsurprisingly, <text:s/>volunteers stepped up. Awes either swayed by her words and charisma or feeling like they're doing the right thing, probably both. </text:p>
      <text:p text:style-name="P1">4 of them in total, approach the podium and kneel, wishing to be consumed by the Mountain-Awe. I frown at this, I had not accounted for her asking for volunteers like this. </text:p>
      <text:p text:style-name="P1">But I choose to say nothing, interrupting something which had already gone this far would win me no favors. Instead I find myself, like the rest, staring fascinated as the Soft-spoken blesses each in turn, standing before them so that they may give her pouch and belly a kiss in final commitment. </text:p>
      <text:p text:style-name="P1">The act of consumption takes place in front of all to see. <text:s/>Willing yellow-furred Awes slip into the larger white Awes jaws one by one. There is something quite sensual and raw about her methods, she used a practiced three-step method for maximum speed and showmanship. She'd take one into her jaws, resting their heads upon her tongue, then swallow them down with rolling hard gulps all the way to their waists and leave them for a moment longer, then consume them down to their feet-paws and let those linger upon her tongue for all to see before filling her belly with them. <text:s/></text:p>
      <text:p text:style-name="P1"><text:soft-page-break/>I doubted she'd swallow all 4 Awes, I had never heard of anyone go beyond 3. But she did not pause at the 3rd, even when her belly looked strained and painfully taut. </text:p>
      <text:p text:style-name="P1">The 4th one, unsurprisingly she beckoned into her pouch. She was leaning heavily by now against the podium and supported by a assistant, who seemed to be none other then Glint. </text:p>
      <text:p text:style-name="P1">With her stomach so full and taking space, Glint had to help push the final one into the priestesses pouch. It was the only moment through the whole ordeal that didn't seem quite as rehearsed and smooth as the rest. But to in the end, all in all the Soft-spoken had taken in 6 Awes into her body. She was unable to stand and lay upon the podium, voice strained as she stroked over her huge gut. </text:p>
      <text:p text:style-name="P1">“Oh First-Awe! By the light of our souls united! Let us guide those wayward ones, let us honor you and be stronger, together, in your name!”</text:p>
      <text:p text:style-name="P1">With that the ceremony was over. The immobile priestess lay available for anyone who wished to step forward to receive a blessing or give her grand stomach a soft rub. </text:p>
      <text:p text:style-name="P1">I watched the proceeding and as people filed away back to their duties. I approached her myself, last of all and put a paw to her gut. It was grumbling and groaning loudly, digesting already. The movement of the Awes within her was clear to see, even the one in her pouch was sealed up to be absorbed. </text:p>
      <text:p text:style-name="P1">I felt a moments inexplicable envy. Not to the priestess, but to those within her. </text:p>
      <text:p text:style-name="P1">It was in that moment I felt a paw on my shoulder, the priestess muttering a few words of blessing. </text:p>
      <text:p text:style-name="P1">“Go in the light, Captain. And be blessed. You are welcome into my fold any time you wish.” She murmured and smiled, seeming somewhat at bliss with herself. So this is how the Order gained such a following. </text:p>
      <text:p text:style-name="P1"/>
      <text:p text:style-name="P1"/>
      <text:p text:style-name="P1">Seductive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Helvetica Neue" svg:font-family="'Helvetica Neue', Helvetica, Arial, sans-serif"/>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Normal" style:family="paragraph">
      <style:paragraph-properties fo:hyphenation-ladder-count="no-limit"/>
      <style:text-properties fo:hyphenate="false" fo:hyphenation-remain-char-count="0" fo:hyphenation-push-char-count="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1-03T15:36:30.49</dc:date>
    <meta:editing-duration>PT15H7M57S</meta:editing-duration>
    <meta:editing-cycles>28</meta:editing-cycles>
    <meta:generator>OpenOffice/4.1.1$Win32 OpenOffice.org_project/411m6$Build-9775</meta:generator>
    <meta:document-statistic meta:table-count="0" meta:image-count="0" meta:object-count="0" meta:page-count="21" meta:paragraph-count="292" meta:word-count="8184" meta:character-count="45853"/>
  </office:meta>
</office:document-meta>
</file>